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28000000F0FD57CB7DC5F8224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margin-top="0.139in" fo:margin-bottom="0.139in" loext:contextual-spacing="false" fo:line-height="115%" fo:break-before="auto" fo:break-after="auto"/>
    </style:style>
    <style:style style:name="P3" style:family="paragraph" style:parent-style-name="Standard" style:list-style-name="WWNum1">
      <style:paragraph-properties fo:margin-left="0.5in" fo:margin-right="0in" fo:margin-top="0in" fo:margin-bottom="0.139in" loext:contextual-spacing="false" fo:line-height="115%" fo:text-indent="-0.25in" style:auto-text-indent="false" fo:break-before="auto" fo:break-after="auto"/>
    </style:style>
    <style:style style:name="P4" style:family="paragraph" style:parent-style-name="Standard">
      <style:paragraph-properties fo:margin-left="0.5in" fo:margin-right="0in" fo:margin-top="0.139in" fo:margin-bottom="0.139in" loext:contextual-spacing="false" fo:line-height="115%" fo:text-indent="0in" style:auto-text-indent="false" fo:break-before="auto" fo:break-after="auto"/>
      <style:text-properties fo:background-color="#ff0000"/>
    </style:style>
    <style:style style:name="P5" style:family="paragraph" style:parent-style-name="Standard">
      <style:paragraph-properties fo:margin-left="0.5in" fo:margin-right="0in" fo:margin-top="0.139in" fo:margin-bottom="0.139in" loext:contextual-spacing="false" fo:line-height="115%" fo:text-indent="0in" style:auto-text-indent="false" fo:break-before="auto" fo:break-after="auto"/>
    </style:style>
    <style:style style:name="P6" style:family="paragraph" style:parent-style-name="Standard">
      <style:paragraph-properties fo:margin-left="0.5in" fo:margin-right="0in" fo:line-height="115%" fo:text-indent="0in" style:auto-text-indent="false" fo:break-before="auto" fo:break-after="auto"/>
    </style:style>
    <style:style style:name="P7" style:family="paragraph" style:parent-style-name="Standard">
      <style:paragraph-properties fo:margin-left="0.5in" fo:margin-right="0in" fo:margin-top="0in" fo:margin-bottom="0.139in" loext:contextual-spacing="false" fo:line-height="115%" fo:text-indent="0in" style:auto-text-indent="false" fo:break-before="auto" fo:break-after="auto"/>
    </style:style>
    <style:style style:name="P8" style:family="paragraph" style:parent-style-name="Standard">
      <style:paragraph-properties fo:margin-top="0in" fo:margin-bottom="0.139in" loext:contextual-spacing="false" fo:line-height="115%" fo:break-before="auto" fo:break-after="auto"/>
    </style:style>
    <style:style style:name="P9" style:family="paragraph" style:parent-style-name="Standard">
      <style:paragraph-properties fo:break-before="auto" fo:break-after="auto" fo:padding="0in" fo:border="none"/>
      <style:text-properties style:font-name="Roboto" style:font-name-asian="Roboto1" style:font-name-complex="Roboto1"/>
    </style:style>
    <style:style style:name="P10" style:family="paragraph" style:parent-style-name="Standard">
      <style:paragraph-properties fo:margin-top="0in" fo:margin-bottom="0in" loext:contextual-spacing="false" fo:line-height="100%" fo:break-before="auto" fo:break-after="auto" fo:padding="0in" fo:border="none"/>
      <style:text-properties fo:color="#abb1b9" fo:font-size="8pt" style:font-size-asian="8pt" style:font-size-complex="8pt"/>
    </style:style>
    <style:style style:name="P11" style:family="paragraph" style:parent-style-name="Standard">
      <style:paragraph-properties fo:margin-top="0in" fo:margin-bottom="0in" loext:contextual-spacing="false" fo:line-height="100%" fo:break-before="auto" fo:break-after="auto" fo:padding="0in" fo:border="none"/>
    </style:style>
    <style:style style:name="P12" style:family="paragraph" style:parent-style-name="Standard">
      <style:paragraph-properties fo:margin-top="0in" fo:margin-bottom="0in" loext:contextual-spacing="false" fo:line-height="100%" fo:break-before="auto" fo:break-after="auto"/>
    </style:style>
    <style:style style:name="P13" style:family="paragraph" style:parent-style-name="Heading_20_1">
      <style:paragraph-properties fo:line-height="115%" fo:break-before="auto" fo:break-after="auto"/>
    </style:style>
    <style:style style:name="P14" style:family="paragraph" style:parent-style-name="Heading_20_2">
      <style:paragraph-properties fo:margin-top="0.139in" fo:margin-bottom="0.139in" loext:contextual-spacing="false" fo:line-height="115%" fo:break-before="auto" fo:break-after="auto"/>
    </style:style>
    <style:style style:name="P15" style:family="paragraph" style:parent-style-name="Title">
      <style:paragraph-properties fo:margin-left="0in" fo:margin-right="0in" fo:margin-top="0in" fo:margin-bottom="0.139in" loext:contextual-spacing="false" fo:line-height="115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size="18pt" style:font-size-asian="18pt" style:font-size-complex="18pt"/>
    </style:style>
    <style:style style:name="P16" style:family="paragraph" style:parent-style-name="Title">
      <style:paragraph-properties fo:margin-left="0in" fo:margin-right="0in" fo:margin-top="0in" fo:margin-bottom="0.139in" loext:contextual-spacing="false" fo:line-height="115%" fo:text-align="start" style:justify-single-word="false" fo:keep-together="always" fo:orphans="2" fo:widows="2" fo:text-indent="0in" style:auto-text-indent="false" fo:break-before="auto" fo:break-after="auto" fo:padding="0in" fo:border="none" fo:keep-with-next="always"/>
    </style:style>
    <style:style style:name="P17" style:family="paragraph" style:parent-style-name="Subtitle">
      <style:paragraph-properties fo:margin-top="0.139in" fo:margin-bottom="0.139in" loext:contextual-spacing="false" fo:line-height="115%" fo:break-before="auto" fo:break-after="auto"/>
    </style:style>
    <style:style style:name="P18" style:family="paragraph" style:parent-style-name="Subtitle" style:master-page-name="First_20_Page">
      <style:paragraph-properties fo:margin-top="0.139in" fo:margin-bottom="0.139in" loext:contextual-spacing="false" fo:line-height="115%" style:page-number="auto" fo:break-before="auto" fo:break-after="auto"/>
    </style:style>
    <style:style style:name="P19" style:family="paragraph" style:parent-style-name="Subtitle" style:list-style-name="WWNum1">
      <style:paragraph-properties fo:margin-left="0.5in" fo:margin-right="0in" fo:margin-top="0.139in" fo:margin-bottom="0.139in" loext:contextual-spacing="false" fo:line-height="115%" fo:text-indent="-0.25in" style:auto-text-indent="false" fo:break-before="auto" fo:break-after="auto"/>
    </style:style>
    <style:style style:name="P20" style:family="paragraph" style:parent-style-name="Subtitle">
      <style:paragraph-properties fo:break-before="auto" fo:break-after="auto"/>
    </style:style>
    <style:style style:name="P21" style:family="paragraph" style:parent-style-name="Subtitle">
      <style:paragraph-properties fo:margin-top="1.852in" fo:margin-bottom="0.0555in" loext:contextual-spacing="false" fo:break-before="auto" fo:break-after="auto"/>
    </style:style>
    <style:style style:name="P22" style:family="paragraph" style:parent-style-name="Frame_20_contents">
      <style:paragraph-properties fo:margin-left="0in" fo:margin-right="0in" fo:margin-top="0in" fo:margin-bottom="0in" loext:contextual-spacing="false" fo:line-height="0.5in" fo:text-align="start" style:justify-single-word="false" fo:text-indent="0in" style:auto-text-indent="false"/>
      <style:text-properties fo:color="#2c2d30"/>
    </style:style>
    <style:style style:name="P23" style:family="paragraph">
      <loext:graphic-properties draw:fill="solid" draw:fill-color="#6654d9"/>
      <style:paragraph-properties fo:text-align="start"/>
      <style:text-properties fo:font-size="18pt"/>
    </style:style>
    <style:style style:name="T1" style:family="text">
      <style:text-properties fo:color="#2c2d30" fo:font-size="10pt" fo:font-weight="bold" style:font-size-asian="10pt" style:font-weight-asian="bold" style:font-size-complex="10pt"/>
    </style:style>
    <style:style style:name="T2" style:family="text">
      <style:text-properties fo:color="#2c2d30" fo:font-size="10pt" style:font-size-asian="10pt" style:font-size-complex="10pt"/>
    </style:style>
    <style:style style:name="T3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color="#000000" fo:font-size="11pt" fo:font-weight="bold" style:font-size-asian="11pt" style:font-weight-asian="bold" style:font-size-complex="11pt"/>
    </style:style>
    <style:style style:name="T6" style:family="text">
      <style:text-properties fo:font-size="20pt" fo:font-weight="normal" style:font-size-asian="20pt" style:font-weight-asian="normal" style:font-size-complex="20pt"/>
    </style:style>
    <style:style style:name="T7" style:family="text">
      <style:text-properties fo:font-weight="bold" style:font-weight-asian="bold"/>
    </style:style>
    <style:style style:name="T8" style:family="text">
      <style:text-properties fo:color="#abb1b9" fo:font-size="16pt" fo:font-weight="normal" style:font-size-asian="16pt" style:font-weight-asian="normal" style:font-size-complex="16pt"/>
    </style:style>
    <style:style style:name="T9" style:family="text">
      <style:text-properties fo:color="#abb1b9" fo:font-size="8pt" style:font-size-asian="8pt" style:font-size-complex="8pt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102in" svg:stroke-color="#efefef" draw:stroke-linejoin="round" draw:fill="solid" draw:fill-color="#6654d9" draw:textarea-vertical-align="middle" draw:auto-grow-height="false" fo:min-height="1.1126in" fo:min-width="8.1028in" fo:padding-top="0.1in" fo:padding-bottom="0.1in" fo:padding-left="0.1in" fo:padding-right="0.1in" fo:wrap-option="wrap" fo:margin-left="0in" fo:margin-right="0in" fo:margin-top="0in" fo:margin-bottom="0in" style:run-through="back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30j0zll"/><text:soft-page-break/><text:span text:style-name="T1"><text:s/>Инструкция к сдаче</text:span></text:p>
      <text:list xml:id="list3108120997" text:style-name="WWNum1">
        <text:list-item>
          <text:p text:style-name="P19"><text:bookmark text:name="_88078xv4imk"/><text:span text:style-name="T2">Настоятельно рекомендуем сдавать практическое задание в виде ссылки на личный репозиторий на github.</text:span></text:p>
        </text:list-item>
        <text:list-item>
          <text:p text:style-name="P3">Рекомендуемый способ организации данных в репозитории: создать отдельные папки по темам и помещать в них отдельные файлы для каждой задачи с правильным расширением.</text:p>
        </text:list-item>
      </text:list>
      <text:p text:style-name="P4"/>
      <text:p text:style-name="P17"><text:bookmark text:name="_oss6xn22ixzn"/><text:span text:style-name="T2">Ссылка на инструкцию по работе с git и сдачу практики:</text:span></text:p>
      <text:p text:style-name="P17"><text:bookmark text:name="_jvg8cqsjan1o"/><text:a xlink:type="simple" xlink:href="https://docs.google.com/document/d/1RAT_ukE39iOfbz1xa39QXae2hBUEZ4U6Fko_wFDdrsM/edit" text:style-name="ListLabel_20_10" text:visited-style-name="ListLabel_20_10"><text:span text:style-name="T3">https://docs.google.com/document/d/1RAT_ukE39iOfbz1xa39QXae2hBUEZ4U6Fko_wFDdrsM/edit</text:span></text:a></text:p>
      <text:p text:style-name="P2">Ссылка на видеокурс по Git:</text:p>
      <text:p text:style-name="P8"><text:a xlink:type="simple" xlink:href="https://geekbrains.ru/courses/66" text:style-name="ListLabel_20_11" text:visited-style-name="ListLabel_20_11"><text:span text:style-name="T4">https://geekbrains.ru/courses/66</text:span></text:a></text:p>
      <text:p text:style-name="P17"><text:bookmark text:name="_cbf7wysd170v"/><text:span text:style-name="T2">Если остались сложности с системой git, то обратитесь к преподавателю или наставнику.</text:span></text:p>
      <text:p text:style-name="P15"><text:bookmark text:name="_fwiga9rxly8q"/></text:p>
      <text:p text:style-name="P16"><text:bookmark text:name="_pbemgi7toeb1"/><text:span text:style-name="T6">Тема “Вычисления с помощью Numpy”</text:span></text:p>
      <text:p text:style-name="P6"><text:span text:style-name="T7">Задание 1</text:span></text:p>
      <text:p text:style-name="P7">Импортируйте библиотеку Numpy и дайте ей псевдоним np.</text:p>
      <text:p text:style-name="P5">Создайте массив Numpy под названием a размером 5x2, то есть состоящий из 5 строк и 2 столбцов. Первый столбец должен содержать числа 1, 2, 3, 3, 1, а второй - числа 6, 8, 11, 10, 7. Будем считать, что каждый столбец - это признак, а строка - наблюдение. Затем найдите среднее значение по каждому признаку, используя метод mean массива Numpy. Результат запишите в массив mean_a, в нем должно быть 2 элемента.</text:p>
      <text:p text:style-name="P5"><text:span text:style-name="T7">Задание 2</text:span></text:p>
      <text:p text:style-name="P5">Вычислите массив a_centered, отняв от значений массива “а” средние значения соответствующих признаков, содержащиеся в массиве mean_a. Вычисление должно производиться в одно действие. Получившийся массив должен иметь размер 5x2.</text:p>
      <text:p text:style-name="P5"><text:span text:style-name="T7">Задание 3</text:span></text:p>
      <text:p text:style-name="P5">Найдите скалярное произведение столбцов массива a_centered. В результате должна получиться величина a_centered_sp. Затем поделите a_centered_sp на N-1, где N - число наблюдений.</text:p>
      <text:p text:style-name="P5"><text:span text:style-name="T7">Задание 4**</text:span></text:p>
      <text:p text:style-name="P2">Число, которое мы получили в конце задания 3 является ковариацией двух признаков, содержащихся в массиве “а”. В задании 4 мы делили сумму произведений центрированных признаков на N-1, а не на N, поэтому полученная нами величина является несмещенной оценкой ковариации.</text:p>
      <text:p text:style-name="P2">Подробнее узнать о ковариации можно здесь:</text:p>
      <text:p text:style-name="P2"><text:a xlink:type="simple" xlink:href="https://studopedia.ru/9_153900_viborochnaya-kovariatsiya-i-viborochnaya-dispersiya.html" text:style-name="ListLabel_20_11" text:visited-style-name="ListLabel_20_11"><text:span text:style-name="T4">Выборочная ковариация и выборочная дисперсия — Студопедия</text:span></text:a></text:p>
      <text:p text:style-name="P2">В этом задании проверьте получившееся число, вычислив ковариацию еще одним способом - с помощью функции np.cov. В качестве аргумента m функция np.cov должна принимать транспонированный массив “a”. В получившейся ковариационной матрице (массив Numpy размером 2x2) искомое значение ковариации будет равно элементу в строке с индексом 0 и столбце с индексом 1.</text:p>
      <text:p text:style-name="P2"/>
      <text:p text:style-name="P14"><text:bookmark text:name="_vqpzhah0rd71"/><text:span text:style-name="T6">Тема “Работа с данными в Pandas”</text:span></text:p>
      <text:p text:style-name="P2"><text:soft-page-break/><text:span text:style-name="T7">Задание 1</text:span></text:p>
      <text:p text:style-name="P2">Импортируйте библиотеку Pandas и дайте ей псевдоним pd. Создайте датафрейм authors со столбцами author_id и author_name, в которых соответственно содержатся данные: [1, 2, 3] и ['Тургенев', 'Чехов', 'Островский'].</text:p>
      <text:p text:style-name="P2">Затем создайте датафрейм book cо столбцами author_id, book_title и price, в которых соответственно содержатся данные: <text:s/></text:p>
      <text:p text:style-name="P2">[1, 1, 1, 2, 2, 3, 3],</text:p>
      <text:p text:style-name="P2">['Отцы и дети', 'Рудин', 'Дворянское гнездо', 'Толстый и тонкий', 'Дама с собачкой', 'Гроза', 'Таланты и поклонники'],</text:p>
      <text:p text:style-name="P2">[450, 300, 350, 500, 450, 370, 290].</text:p>
      <text:p text:style-name="P2"><text:span text:style-name="T7">Задание 2</text:span></text:p>
      <text:p text:style-name="P2">Получите датафрейм authors_price, соединив датафреймы authors и books по полю author_id.</text:p>
      <text:p text:style-name="P2"><text:span text:style-name="T7">Задание 3</text:span></text:p>
      <text:p text:style-name="P2">Создайте датафрейм top5, в котором содержатся строки из authors_price с пятью самыми дорогими книгами.</text:p>
      <text:p text:style-name="P2"><text:span text:style-name="T7">Задание 4</text:span></text:p>
      <text:p text:style-name="P2">Создайте датафрейм authors_stat на основе информации из authors_price. В датафрейме authors_stat должны быть четыре столбца:</text:p>
      <text:p text:style-name="P2">author_name, min_price, max_price и mean_price,</text:p>
      <text:p text:style-name="P2">в которых должны содержаться соответственно имя автора, минимальная, максимальная и средняя цена на книги этого автора.</text:p>
      <text:p text:style-name="P2"><text:span text:style-name="T7">Задание 5**</text:span></text:p>
      <text:p text:style-name="P2">Создайте новый столбец в датафрейме authors_price под названием cover, в нем будут располагаться данные о том, какая обложка у данной книги - твердая или мягкая. В этот столбец поместите данные из следующего списка:</text:p>
      <text:p text:style-name="P2">['твердая', 'мягкая', 'мягкая', 'твердая', 'твердая', 'мягкая', 'мягкая'].</text:p>
      <text:p text:style-name="P2">Просмотрите документацию по функции pd.pivot_table с помощью вопросительного знака.Для каждого автора посчитайте суммарную стоимость книг в твердой и мягкой обложке. Используйте для этого функцию pd.pivot_table. При этом столбцы должны называться "твердая" и "мягкая", а индексами должны быть фамилии авторов. Пропущенные значения стоимостей заполните нулями, при необходимости загрузите библиотеку Numpy.</text:p>
      <text:p text:style-name="P2">Назовите полученный датасет book_info и сохраните его в формат pickle под названием "book_info.pkl". Затем загрузите из этого файла датафрейм и назовите его book_info2. Удостоверьтесь, что датафреймы book_info и book_info2 идентичны.</text:p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2c2d30" style:font-name="Arial" fo:font-size="10pt" fo:language="en" fo:country="none" style:letter-kerning="false" style:font-name-asian="Arial1" style:font-size-asian="10pt" style:language-asian="zh" style:country-asian="CN" style:font-name-complex="Ari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2c2d30" style:font-name="Arial" fo:font-size="10pt" fo:language="en" fo:country="none" style:letter-kerning="false" style:font-name-asian="Arial1" style:font-size-asian="10pt" style:language-asian="zh" style:country-asian="CN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.139in" loext:contextual-spacing="false"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in" fo:margin-bottom="0.0835in" loext:contextual-spacing="false" fo:line-height="100%" fo:keep-together="always" fo:break-before="auto" fo:break-after="auto" fo:keep-with-next="always"/>
      <style:text-properties fo:color="#000000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line-height="100%" fo:keep-together="always" fo:break-before="auto" fo:break-after="auto" fo:keep-with-next="always"/>
      <style:text-properties fo:color="#000000" fo:font-size="16pt" fo:font-weight="bold" style:font-size-asian="16pt" style:font-weight-asian="bold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keep-together="always" fo:break-before="auto" fo:break-after="auto" fo:keep-with-next="always"/>
      <style:text-properties fo:color="#abb1b9" fo:font-style="italic" style:font-style-asian="italic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break-before="auto" fo:break-after="auto" fo:keep-with-next="always"/>
      <style:text-properties fo:color="#000000" fo:font-size="48pt" fo:font-weight="bold" style:font-size-asian="48pt" style:font-weight-asian="bold" style:font-size-complex="48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555in" loext:contextual-spacing="false" fo:line-height="100%" fo:keep-together="always" fo:break-before="auto" fo:break-after="auto" fo:keep-with-next="always"/>
      <style:text-properties fo:color="#abb1b9" fo:font-size="16pt" style:font-size-asian="16pt" style:font-size-complex="16pt"/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 fo:padding="0in" fo:border="none"/>
      <style:text-properties style:font-name="Roboto" style:font-name-asian="Roboto1" style:font-name-complex="Roboto1"/>
    </style:style>
    <style:style style:name="MP2" style:family="paragraph" style:parent-style-name="Standard">
      <style:paragraph-properties fo:margin-top="0in" fo:margin-bottom="0in" loext:contextual-spacing="false" fo:line-height="100%" fo:break-before="auto" fo:break-after="auto" fo:padding="0in" fo:border="none"/>
      <style:text-properties fo:color="#abb1b9" fo:font-size="8pt" style:font-size-asian="8pt" style:font-size-complex="8pt"/>
    </style:style>
    <style:style style:name="MP3" style:family="paragraph" style:parent-style-name="Standard">
      <style:paragraph-properties fo:margin-top="0in" fo:margin-bottom="0in" loext:contextual-spacing="false" fo:line-height="100%" fo:break-before="auto" fo:break-after="auto" fo:padding="0in" fo:border="none"/>
    </style:style>
    <style:style style:name="MP4" style:family="paragraph" style:parent-style-name="Subtitle">
      <style:paragraph-properties fo:margin-top="1.852in" fo:margin-bottom="0.0555in" loext:contextual-spacing="false" fo:break-before="auto" fo:break-after="auto"/>
    </style:style>
    <style:style style:name="MP5" style:family="paragraph">
      <loext:graphic-properties draw:fill="solid" draw:fill-color="#6654d9"/>
      <style:paragraph-properties fo:text-align="start"/>
      <style:text-properties fo:font-size="18pt"/>
    </style:style>
    <style:style style:name="MP6" style:family="paragraph" style:parent-style-name="Subtitle">
      <style:paragraph-properties fo:break-before="auto" fo:break-after="auto"/>
    </style:style>
    <style:style style:name="MP7" style:family="paragraph" style:parent-style-name="Heading_20_1">
      <style:paragraph-properties fo:line-height="115%" fo:break-before="auto" fo:break-after="auto"/>
    </style:style>
    <style:style style:name="MP8" style:family="paragraph" style:parent-style-name="Standard">
      <style:paragraph-properties fo:margin-top="0in" fo:margin-bottom="0in" loext:contextual-spacing="false" fo:line-height="100%" fo:break-before="auto" fo:break-after="auto"/>
    </style:style>
    <style:style style:name="MT1" style:family="text">
      <style:text-properties fo:color="#abb1b9" fo:font-size="8pt" style:font-size-asian="8pt" style:font-size-complex="8pt"/>
    </style:style>
    <style:style style:name="MT2" style:family="text">
      <style:text-properties fo:color="#abb1b9" fo:font-size="16pt" fo:font-weight="normal" style:font-size-asian="16pt" style:font-weight-asian="normal" style:font-size-complex="16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solid" svg:stroke-width="0.0102in" svg:stroke-color="#efefef" draw:stroke-linejoin="round" draw:fill="solid" draw:fill-color="#6654d9" draw:textarea-vertical-align="middle" draw:auto-grow-height="false" fo:min-height="1.1126in" fo:min-width="8.1028in" fo:padding-top="0.1in" fo:padding-bottom="0.1in" fo:padding-left="0.1in" fo:padding-right="0.1in" fo:wrap-option="wrap" fo:margin-left="0in" fo:margin-right="0in" fo:margin-top="0in" fo:margin-bottom="0in" style:run-through="background" style:wrap="non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in" fo:margin-bottom="0.5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2866in" fo:margin-left="0in" fo:margin-right="0in" fo:margin-top="0.2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ext:p text:style-name="MP3"><text:span text:style-name="MT1">© geekbrains.ru<text:tab/><text:tab/><text:tab/><text:tab/><text:tab/><text:tab/><text:tab/><text:tab/><text:tab/><text:tab/><text:tab/><text:tab/></text:span><text:page-number text:select-page="current">1</text:page-number></text:p>
      </style:footer>
    </style:master-page>
    <style:master-page style:name="First_20_Page" style:display-name="First Page" style:page-layout-name="Mpm1" style:next-style-name="Standard">
      <style:header>
        <text:p text:style-name="MP4"><draw:custom-shape text:anchor-type="paragraph" draw:z-index="1" draw:name="Image1" draw:style-name="Mgr1" draw:text-style-name="MP5" svg:width="8.3024in" svg:height="1.3122in" svg:x="-0.7917in" svg:y="-0.069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1.png" text:anchor-type="char" svg:x="0in" svg:y="0.3126in" svg:width="2.9681in" svg:height="0.5402in" draw:z-index="0"><draw:image xlink:href="Pictures/1000020100000528000000F0FD57CB7DC5F8224F.png" xlink:type="simple" xlink:show="embed" xlink:actuate="onLoad" loext:mime-type="image/png"/></draw:frame><text:bookmark text:name="_3whwml4"/></text:p>
        <text:p text:style-name="MP6"><text:bookmark text:name="_2bn6wsx"/>Курс Python для Data Science</text:p>
        <text:p text:style-name="MP7"><text:bookmark text:name="_jh2r8q5keeyr"/><text:span text:style-name="MT2">Практическое задание</text:span></text:p>
      </style:header>
      <style:footer>
        <text:p text:style-name="MP8"><text:span text:style-name="MT1">© geekbrains.ru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3" meta:paragraph-count="45" meta:word-count="595" meta:character-count="4315" meta:non-whitespace-character-count="3751"/>
    <meta:generator>LibreOfficeDev/6.0.5.2$Linux_X86_64 LibreOffice_project/</meta:generator>
  </office:meta>
</office:document-meta>
</file>